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5ff271" officeooo:paragraph-rsid="005ff271"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style:writing-mode="lr-tb"/>
      <style:text-properties fo:font-style="normal" fo:font-weight="normal" officeooo:rsid="002960d0" officeooo:paragraph-rsid="0056a052"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break-before="page" style:writing-mode="lr-tb"/>
      <style:text-properties fo:font-weight="normal" officeooo:rsid="002960d0" officeooo:paragraph-rsid="005d5112" style:font-weight-asian="normal" style:font-weight-complex="normal"/>
    </style:style>
    <style:style style:name="P8" style:family="paragraph" style:parent-style-name="Footnote">
      <style:text-properties officeooo:rsid="005e04aa" officeooo:paragraph-rsid="005e04aa"/>
    </style:style>
    <style:style style:name="P9" style:family="paragraph" style:parent-style-name="Standard">
      <style:paragraph-properties fo:line-height="200%" fo:text-align="start" style:justify-single-word="false" style:writing-mode="lr-tb"/>
      <style:text-properties fo:font-style="normal" fo:font-weight="normal" officeooo:rsid="005e04aa" officeooo:paragraph-rsid="005d5112" style:font-style-asian="normal" style:font-weight-asian="normal" style:font-style-complex="normal" style:font-weight-complex="normal"/>
    </style:style>
    <style:style style:name="P10" style:family="paragraph" style:parent-style-name="Footnote">
      <style:text-properties officeooo:paragraph-rsid="0073fb16"/>
    </style:style>
    <style:style style:name="P11" style:family="paragraph" style:parent-style-name="Standard">
      <style:paragraph-properties fo:line-height="200%" fo:text-align="start" style:justify-single-word="false" style:writing-mode="lr-tb"/>
      <style:text-properties officeooo:paragraph-rsid="005d5112"/>
    </style:style>
    <style:style style:name="P12" style:family="paragraph" style:parent-style-name="Footnote">
      <style:text-properties officeooo:paragraph-rsid="005ff271"/>
    </style:style>
    <style:style style:name="P13" style:family="paragraph" style:parent-style-name="Footnote">
      <style:text-properties officeooo:paragraph-rsid="006af657"/>
    </style:style>
    <style:style style:name="P14" style:family="paragraph" style:parent-style-name="Footnote">
      <style:text-properties officeooo:paragraph-rsid="00621b09"/>
    </style:style>
    <style:style style:name="P15" style:family="paragraph" style:parent-style-name="Standard">
      <style:paragraph-properties fo:line-height="200%" fo:text-align="start" style:justify-single-word="false" style:writing-mode="lr-tb"/>
      <style:text-properties officeooo:paragraph-rsid="006405c8"/>
    </style:style>
    <style:style style:name="P16" style:family="paragraph" style:parent-style-name="Standard">
      <style:paragraph-properties fo:line-height="200%" fo:text-align="start" style:justify-single-word="false" style:writing-mode="lr-tb"/>
      <style:text-properties officeooo:rsid="00628020" officeooo:paragraph-rsid="006405c8"/>
    </style:style>
    <style:style style:name="P17" style:family="paragraph" style:parent-style-name="Footnote">
      <style:text-properties officeooo:rsid="00653ab8" officeooo:paragraph-rsid="00653ab8"/>
    </style:style>
    <style:style style:name="P18" style:family="paragraph" style:parent-style-name="Text_20_body">
      <style:paragraph-properties fo:line-height="200%" fo:text-align="center" style:justify-single-word="false" fo:break-before="page"/>
      <style:text-properties fo:font-style="normal" fo:font-weight="normal" officeooo:rsid="00397d5c" officeooo:paragraph-rsid="00397d5c" style:font-style-asian="normal" style:font-weight-asian="normal" style:font-style-complex="normal" style:font-weight-complex="normal"/>
    </style:style>
    <style:style style:name="P19" style:family="paragraph" style:parent-style-name="Text_20_body" style:master-page-name="">
      <loext:graphic-properties draw:fill="none"/>
      <style:paragraph-properties fo:margin-left="0.5in" fo:margin-right="0in" fo:margin-top="0in" fo:margin-bottom="0.0972in" style:contextual-spacing="false" fo:line-height="100%" fo:text-align="start" style:justify-single-word="false" fo:text-indent="-0.5in" style:auto-text-indent="false" style:page-number="auto" fo:background-color="transparent">
        <style:tab-stops>
          <style:tab-stop style:position="0.439in"/>
        </style:tab-stops>
      </style:paragraph-properties>
      <style:text-properties fo:font-weight="normal" officeooo:rsid="006f5206" officeooo:paragraph-rsid="006f5206" style:font-weight-asian="normal" style:font-weight-complex="normal"/>
    </style:style>
    <style:style style:name="P20"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6f5206" officeooo:paragraph-rsid="006f5206" style:font-style-asian="normal" style:font-weight-asian="normal" style:font-style-complex="normal" style:font-weight-complex="normal"/>
    </style:style>
    <style:style style:name="P21"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22"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5in" fo:margin-right="0in" fo:margin-top="0in" fo:margin-bottom="0.0972in" style:contextual-spacing="false" fo:line-height="100%" fo:text-align="start" style:justify-single-word="false" fo:text-indent="-0.5in" style:auto-text-indent="false" style:page-number="auto"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T1" style:family="text">
      <style:text-properties officeooo:rsid="0041fe01"/>
    </style:style>
    <style:style style:name="T2" style:family="text">
      <style:text-properties fo:font-style="normal" officeooo:rsid="0043c6ca" style:font-style-asian="normal" style:font-style-complex="normal"/>
    </style:style>
    <style:style style:name="T3" style:family="text">
      <style:text-properties fo:font-style="normal" officeooo:rsid="005d5112" style:font-style-asian="normal" style:font-style-complex="normal"/>
    </style:style>
    <style:style style:name="T4" style:family="text">
      <style:text-properties fo:font-style="italic" officeooo:rsid="005d5112" style:font-style-asian="italic" style:font-style-complex="italic"/>
    </style:style>
    <style:style style:name="T5" style:family="text">
      <style:text-properties fo:font-style="italic" officeooo:rsid="0047a27f" style:font-style-asian="italic" style:font-style-complex="italic"/>
    </style:style>
    <style:style style:name="T6" style:family="text">
      <style:text-properties fo:font-style="normal" officeooo:rsid="00720cfe" style:font-style-asian="normal" style:font-style-complex="normal"/>
    </style:style>
    <style:style style:name="T7" style:family="text">
      <style:text-properties fo:font-style="normal" officeooo:rsid="005dcbc0" style:font-style-asian="normal" style:font-style-complex="normal"/>
    </style:style>
    <style:style style:name="T8" style:family="text">
      <style:text-properties fo:font-style="normal" officeooo:rsid="0066ac3d" style:font-style-asian="normal" style:font-style-complex="normal"/>
    </style:style>
    <style:style style:name="T9" style:family="text">
      <style:text-properties officeooo:rsid="0073fb16"/>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5e04aa" style:font-style-asian="normal" style:font-style-complex="normal"/>
    </style:style>
    <style:style style:name="T13" style:family="text">
      <style:text-properties fo:font-style="italic" officeooo:rsid="006405c8" style:font-style-asian="italic" style:font-style-complex="italic"/>
    </style:style>
    <style:style style:name="T14" style:family="text">
      <style:text-properties fo:font-style="normal" officeooo:rsid="006405c8" style:font-style-asian="normal" style:font-style-complex="normal"/>
    </style:style>
    <style:style style:name="T15" style:family="text">
      <style:text-properties officeooo:rsid="005edc6d"/>
    </style:style>
    <style:style style:name="T16" style:family="text">
      <style:text-properties officeooo:rsid="00681bb6"/>
    </style:style>
    <style:style style:name="T17" style:family="text">
      <style:text-properties officeooo:rsid="005e04aa"/>
    </style:style>
    <style:style style:name="T18" style:family="text">
      <style:text-properties fo:font-style="normal" officeooo:rsid="005edc6d" style:font-style-asian="normal" style:font-style-complex="normal"/>
    </style:style>
    <style:style style:name="T19" style:family="text">
      <style:text-properties officeooo:rsid="00720cfe"/>
    </style:style>
    <style:style style:name="T20" style:family="text">
      <style:text-properties fo:font-style="normal" fo:font-weight="normal" officeooo:rsid="005e04aa" style:font-style-asian="normal" style:font-weight-asian="normal" style:font-style-complex="normal" style:font-weight-complex="normal"/>
    </style:style>
    <style:style style:name="T21" style:family="text">
      <style:text-properties fo:font-style="normal" fo:font-weight="normal" officeooo:rsid="006af657" style:font-style-asian="normal" style:font-weight-asian="normal" style:font-style-complex="normal" style:font-weight-complex="normal"/>
    </style:style>
    <style:style style:name="T22" style:family="text">
      <style:text-properties fo:font-style="normal" fo:font-weight="normal" officeooo:rsid="005ff271" style:font-style-asian="normal" style:font-weight-asian="normal" style:font-style-complex="normal" style:font-weight-complex="normal"/>
    </style:style>
    <style:style style:name="T23" style:family="text">
      <style:text-properties fo:font-style="normal" officeooo:rsid="005ff271" style:font-style-asian="normal" style:font-style-complex="normal"/>
    </style:style>
    <style:style style:name="T24" style:family="text">
      <style:text-properties officeooo:rsid="005ff271"/>
    </style:style>
    <style:style style:name="T25" style:family="text">
      <style:text-properties officeooo:rsid="00602aea"/>
    </style:style>
    <style:style style:name="T26" style:family="text">
      <style:text-properties officeooo:rsid="006af657"/>
    </style:style>
    <style:style style:name="T27" style:family="text">
      <style:text-properties fo:font-style="normal" officeooo:rsid="00602aea" style:font-style-asian="normal" style:font-style-complex="normal"/>
    </style:style>
    <style:style style:name="T28" style:family="text">
      <style:text-properties officeooo:rsid="00621b09"/>
    </style:style>
    <style:style style:name="T29" style:family="text">
      <style:text-properties officeooo:rsid="00628020"/>
    </style:style>
    <style:style style:name="T30" style:family="text">
      <style:text-properties officeooo:rsid="00653ab8"/>
    </style:style>
    <style:style style:name="T31" style:family="text">
      <style:text-properties officeooo:rsid="00701e48"/>
    </style:style>
    <style:style style:name="T32" style:family="text">
      <style:text-properties fo:font-style="italic" officeooo:rsid="00701e48" style:font-style-asian="italic" style:font-style-complex="italic"/>
    </style:style>
    <style:style style:name="T33" style:family="text">
      <style:text-properties fo:font-style="normal" officeooo:rsid="00701e48" style:font-style-asian="normal" style:font-style-complex="normal"/>
    </style:style>
    <style:style style:name="T34" style:family="text">
      <style:text-properties officeooo:rsid="0069e7d3"/>
    </style:style>
    <style:style style:name="T35" style:family="text">
      <style:text-properties officeooo:rsid="00703c27"/>
    </style:style>
    <style:style style:name="T36" style:family="text">
      <style:text-properties officeooo:rsid="006405c8"/>
    </style:style>
    <style:style style:name="T37" style:family="text">
      <style:text-properties fo:font-style="normal" style:text-underline-style="none" officeooo:rsid="004a444a"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What Actually Makes Pop So Catchy</text:p>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text:span text:style-name="T1">24 March</text:span> 2025</text:p>
      <text:p text:style-name="P5"/>
      <text:p text:style-name="P6"><text:tab/></text:p>
      <text:p text:style-name="P7"><text:span text:style-name="T2"><text:tab/></text:span><text:span text:style-name="T3">In their book</text:span><text:span text:style-name="T4"> Switched on Pop</text:span><text:span text:style-name="T3">, Charlie Harding and</text:span><text:span text:style-name="T5"> </text:span><text:span text:style-name="T3">Nate Sloan dis</text:span><text:span text:style-name="T6">s</text:span><text:span text:style-name="T3">ect the musicology behind pop music. </text:span><text:span text:style-name="T7">In their section on hooks, “What Makes Pop So Catchy,” they identify three main kinds of hooks: the motif hook, a short repeated phrase or rhythm persistent throughout a song; the section hook, </text:span><text:span text:style-name="T8">usually </text:span><text:span text:style-name="T7">the chorus </text:span><text:span text:style-name="T8">or a repeated section</text:span><text:span text:style-name="T7">; and the conceptual hook, </text:span><text:span text:style-name="T8">the </text:span><text:span text:style-name="T7">interweaving</text:span><text:span text:style-name="T8"> of</text:span><text:span text:style-name="T7"> the melody throughout the piece.</text:span><text:span text:style-name="T7"><text:note text:id="ftn1" text:note-class="footnote"><text:note-citation>1</text:note-citation><text:note-body><text:p text:style-name="P8">Nate <text:span text:style-name="T9">Sloan</text:span> and Charlie <text:span text:style-name="T9">Harding</text:span>, “What Makes Pop So Catchy,” In <text:span text:style-name="T10">Switched on Pop: How Popular Music Works, and Why it Matters</text:span><text:span text:style-name="T11"> (Oxford University Press, 2019), 72</text:span></text:p></text:note-body></text:note></text:span><text:span text:style-name="T7"> Much like how a fishing hook </text:span><text:span text:style-name="T6">catches</text:span><text:span text:style-name="T7"> a fish, a hook in pop </text:span><text:span text:style-name="T6">catches</text:span><text:span text:style-name="T7"> the listener’s ear. However, a hook on its own cannot catch a fish, nor can hooks alone keep the listener’s attention. Once they’re caught, they need a </text:span><text:span text:style-name="T6">line</text:span><text:span text:style-name="T7"> to </text:span><text:span text:style-name="T6">keep them from</text:span><text:span text:style-name="T7"> swim</text:span><text:span text:style-name="T6">ming</text:span><text:span text:style-name="T7"> away. </text:span><text:span text:style-name="T12">Perhaps the best way to keep listeners engaged is with </text:span><text:span text:style-name="T13">groove:</text:span><text:span text:style-name="T12"> not with the melodic lines they shout along, but what they move to. </text:span><text:span text:style-name="T14">The hook gets the listener’s attention, and the groove keeps the listener’s attention.</text:span></text:p>
      <text:p text:style-name="P9"><text:tab/><text:span text:style-name="T15">Firstly, the importance of hooks in pop music can not be understated. Some songs rely almost purely on hooks </text:span><text:span text:style-name="T16">to maintain the listener’s attention</text:span><text:span text:style-name="T15">. The example used in “What Makes Pop So Catchy” is Ariana Grande and Zedd’s “Break Free.” The chapter explores how the song “buries hooks in every crevice,” and uses it to show each different kind of hook is utilized throughout the song.</text:span><text:span text:style-name="T15"><text:note text:id="ftn2" text:note-class="footnote"><text:note-citation>2</text:note-citation><text:note-body><text:p text:style-name="P10"><text:span text:style-name="T17">Nate </text:span><text:span text:style-name="T9">Sloan</text:span><text:span text:style-name="T17"> and Charlie </text:span><text:span text:style-name="T9">Harding</text:span><text:span text:style-name="T17">, “What Makes Pop So Catchy,”</text:span><text:span text:style-name="T12"> 7</text:span><text:span text:style-name="T18">1</text:span></text:p></text:note-body></text:note></text:span><text:span text:style-name="T15"> </text:span><text:span text:style-name="T19">Most of the hooks discussed in the chapter are vocal hooks, as they are the foreground in the song. </text:span><text:span text:style-name="T16">Although the song does have groove (explored later), its main device for listener retention is hooks.</text:span></text:p>
      <text:p text:style-name="P11"><text:span text:style-name="T20"><text:tab/></text:span><text:span text:style-name="T21">Hooks</text:span><text:span text:style-name="T22"> are only half of the equation for why pop is catchy. The other half is the line the hooks rely on to keep listener’s engaged: the groove. </text:span><text:span text:style-name="T21">A good definition of g</text:span><text:span text:style-name="T22">roove is “</text:span>the urge to move in response to music.”<text:note text:id="ftn3" text:note-class="footnote"><text:note-citation>3</text:note-citation><text:note-body><text:p text:style-name="P12">Janata, P., Tomic, S. T., &amp; Haberman, J. M., <text:span text:style-name="T10">Sensorimotor coupling in music and the psychology of the groove</text:span><text:span text:style-name="T11"> </text:span><text:span text:style-name="T23">(</text:span><text:span text:style-name="Emphasis"><text:span text:style-name="T11">Journal of Experimental Psychology</text:span></text:span>, <text:span text:style-name="T24">2011) </text:span></text:p></text:note-body></text:note> <text:span text:style-name="T24">A </text:span><text:span text:style-name="T25">review</text:span><text:span text:style-name="T24"> </text:span><text:span text:style-name="T25">of several studies </text:span><text:span text:style-name="T24">by Daniel J. Levitin, Jessica A. Grahn, </text:span>and Justin London <text:span text:style-name="T26">finds</text:span><text:span text:style-name="T24"> that “</text:span><text:span text:style-name="T25">m</text:span><text:span text:style-name="T24">usic with high groove gives rise to robust sensorimotor entrainment,” </text:span><text:span text:style-name="T25">and is thus more engaging.</text:span><text:span text:style-name="T25"><text:note text:id="ftn4" text:note-class="footnote"><text:note-citation>4</text:note-citation><text:note-body><text:p text:style-name="P13">Grahn, Jessica A., Levitin, Daniel J., and London, Justin, <text:span text:style-name="T10">The Psychology of Music: Rhythm and Movement </text:span><text:span text:style-name="T27">(Annual Review of Psychology, 2018)</text:span></text:p></text:note-body></text:note></text:span><text:span text:style-name="T25"> The review found that the strongest factors in making a song groovy is the perception </text:span><text:soft-page-break/><text:span text:style-name="T25">of pulse, a moderate to fast tempo (100-130 bpm), syncopation, and predictability.</text:span><text:span text:style-name="T25"><text:note text:id="ftn5" text:note-class="footnote"><text:note-citation>5</text:note-citation><text:note-body><text:p text:style-name="P14">Grahn, Jessica A., Levitin, Daniel J., and London, Justin, <text:span text:style-name="T10">The Psychology of Music</text:span></text:p></text:note-body></text:note></text:span><text:span text:style-name="T25"> </text:span><text:span text:style-name="T28">This is generated chiefly by the rhythm section, which is usually the drum and the bass, but can include piano, guitar, and other support instruments, </text:span><text:span text:style-name="T19">and usually does not include the vocals</text:span><text:span text:style-name="T28">. </text:span></text:p>
      <text:p text:style-name="P15"><text:tab/><text:span text:style-name="T28">The “robust sensorimotor entrainment” is also known as “feeling </text:span><text:span text:style-name="T29">and/or moving to</text:span><text:span text:style-name="T28"> the pulse of the music.” When people move to music, they move to the pulse. While the audience screams the melody at the concert, the groove of the rhythm section keeps the audience moving: </text:span><text:span text:style-name="T29">people do not dance to the melody. </text:span></text:p>
      <text:p text:style-name="P16"><text:tab/>Additionally, <text:span text:style-name="T26">m</text:span>oving to music is an integral part of listening to music. <text:span text:style-name="T30">A metastudy by Ian Cross reveals that “</text:span>the capacity to entrain to a pulse appears to be deeply embedded in our neural organisation,” <text:span text:style-name="T30">and </text:span><text:span text:style-name="T26">that</text:span><text:span text:style-name="T30"> “the acquisition of the capacity to listen </text:span>and respond appropriately to concert music is likely to <text:span text:style-name="T26">[involve]</text:span> movement.”<text:note text:id="ftn6" text:note-class="footnote"><text:note-citation>6</text:note-citation><text:note-body><text:p text:style-name="P17">Cross, Ian, <text:span text:style-name="T10">Music and meaning, ambiguity and evolution</text:span><text:span text:style-name="T11"> (Cambridge: Musical Communication, 2005)</text:span></text:p></text:note-body></text:note> <text:span text:style-name="T30">Humans evolved to move to music, as it is how we engage with music. </text:span><text:span text:style-name="T26">Moreover, when humans move to music, they do so to the groove of the music. </text:span><text:span text:style-name="T31">The reason </text:span><text:span text:style-name="T32">why</text:span><text:span text:style-name="T33"> humans evolved the ability to listen and move to music is still a subject of debate in the music neuroscience comminuty.</text:span></text:p>
      <text:p text:style-name="P16"><text:tab/>“<text:span text:style-name="T16">Break Free” does have </text:span><text:span text:style-name="T34">some </text:span><text:span text:style-name="T16">groove, but groove is not the main point of the song. Large sections of the song, chiefly the </text:span><text:span text:style-name="T34">first two </text:span><text:span text:style-name="T16">choruses, have little sense of pulse, and thus </text:span><text:span text:style-name="T34">have no</text:span><text:span text:style-name="T16"> groove. However, in place of a groove is a series of motif hooks to further the narrative of the song. </text:span><text:span text:style-name="T34">Other sections, like the final chorus and outro, do have groove. </text:span><text:span text:style-name="T31">The hooks lead into the groove to keep the listener around, but also serve the narrative of the piece, allowing us to “break free” of the hooks, </text:span><text:span text:style-name="T35">just as Ariana Grande breaks free of her relationship</text:span><text:span text:style-name="T31">.</text:span></text:p>
      <text:p text:style-name="P11"><text:soft-page-break/><text:tab/><text:span text:style-name="T36">The hooks, created mostly by the lyrics and melody, catch the listener’s ear. However, the groove encourages the listener to move to, and thus continuously engage with, the music. </text:span><text:span text:style-name="T30">The hooks get the listener, the groove keeps the listener.</text:span></text:p>
      <text:p text:style-name="P18">Bibliography</text:p>
      <text:p text:style-name="P19"><text:span text:style-name="T37">C</text:span><text:span text:style-name="T38">ross, Ian. </text:span><text:span text:style-name="T39">Music and meaning, ambiguity and evolution</text:span><text:span text:style-name="T38">. Cambridge: Musical Communication, 2005.</text:span></text:p>
      <text:p text:style-name="P20"/>
      <text:p text:style-name="P21">Grahn, Jessica A., Levitin, Daniel J., and London, Justin. <text:span text:style-name="T10">The Psychology of Music: Rhythm and Movement.</text:span> Annual Review of Psychology, 2018.</text:p>
      <text:p text:style-name="P22"/>
      <text:p text:style-name="P23">Janata, P., Tomic, S. T., &amp; Haberman, J. M., <text:span text:style-name="T10">Sensorimotor coupling in music and the psychology of the groove</text:span>. Journal of Experimental Psychology, 2011</text:p>
      <text:p text:style-name="P21"/>
      <text:p text:style-name="P21">Sloan, Nate, and Harding, Charlie, “What Makes Pop So Catchy,” In <text:span text:style-name="T10">Switched on Pop: How Popular Music Works, and Why it Matters</text:span>. Oxford University Press,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 text:page-adjust="-1">4</text:page-number></text:p>
      </style:header>
      <style:header-first>
        <text:p text:style-name="MP2">1</text:p>
      </style:header-first>
    </style:master-page>
    <style:master-page style:name="Footnote" style:page-layout-name="Mpm2" draw:style-name="Mdp1">
      <style:header>
        <text:p text:style-name="Header"/>
      </style:header>
    </style:master-page>
    <style:master-page style:name="Endnote" style:page-layout-name="Mpm2" draw:style-name="Mdp1">
      <style:header>
        <text:p text:style-name="Header"/>
      </style:header>
    </style:master-page>
    <style:master-page style:name="First_20_Page" style:display-name="First Page" style:page-layout-name="Mpm3" draw:style-name="Mdp1" style:next-style-name="Standard">
      <style:header>
        <text:p text:style-name="MP3"><text:bookmark text:name="PageNumWizard_HEADER_First Page1"/></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4T14:07:31.065241942</meta:creation-date>
    <dc:date>2025-04-21T15:16:15.743804000</dc:date>
    <meta:editing-duration>P5DT7H20M30S</meta:editing-duration>
    <meta:editing-cycles>42</meta:editing-cycles>
    <meta:generator>LibreOffice/25.2.2.2$MacOSX_AARCH64 LibreOffice_project/7370d4be9e3cf6031a51beef54ff3bda878e3fac</meta:generator>
    <meta:print-date>2025-03-23T17:32:18.799647183</meta:print-date>
    <meta:printed-by>PDF files</meta:printed-by>
    <meta:document-statistic meta:table-count="0" meta:image-count="0" meta:object-count="0" meta:page-count="5" meta:paragraph-count="25" meta:word-count="901" meta:character-count="5305" meta:non-whitespace-character-count="4417"/>
  </office:meta>
</office:document-meta>
</file>